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90000025252A0A695C5AB9A0D.png" manifest:media-type="image/png"/>
  <manifest:file-entry manifest:full-path="Pictures/1000000000000199000002526B77B5A680C238EA.png" manifest:media-type="image/png"/>
  <manifest:file-entry manifest:full-path="Pictures/100000000000019900000252F18E7661AF825653.png" manifest:media-type="image/png"/>
  <manifest:file-entry manifest:full-path="Pictures/10000000000001990000025216BE76957697249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Showcard Gothic" svg:font-family="'Showcard Gothic'" style:font-family-generic="decorative" style:font-pitch="variable"/>
    <style:font-face style:name="Liberation Serif" svg:font-family="'Liberation Serif'" style:font-family-generic="roman" style:font-pitch="variable"/>
    <style:font-face style:name="Rockwell Extra Bold" svg:font-family="'Rockwell Extra Bold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-1in" fo:margin-right="-1in" fo:text-align="center" style:justify-single-word="false" fo:text-indent="0in" style:auto-text-indent="false" fo:break-before="page"/>
    </style:style>
    <style:style style:name="P3" style:family="paragraph" style:parent-style-name="Standard" style:master-page-name="Standard">
      <style:paragraph-properties fo:margin-left="-1in" fo:margin-right="-1in" fo:text-align="center" style:justify-single-word="false" fo:text-indent="0in" style:auto-text-indent="false" style:page-number="auto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greyscal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DikkieDik1" text:anchor-type="as-char" svg:width="6.1984in" svg:height="9.0028in" draw:z-index="0"><draw:image xlink:href="Pictures/1000000000000199000002526B77B5A680C238EA.png" xlink:type="simple" xlink:show="embed" xlink:actuate="onLoad" loext:mime-type="image/png"/></draw:frame></text:p>
      <text:p text:style-name="P2"><draw:frame draw:style-name="fr2" draw:name="DikkieDik2" text:anchor-type="as-char" svg:width="6.1984in" svg:height="9.0028in" draw:z-index="1"><draw:image xlink:href="Pictures/10000000000001990000025216BE76957697249D.png" xlink:type="simple" xlink:show="embed" xlink:actuate="onLoad" loext:mime-type="image/png"/></draw:frame></text:p>
      <text:p text:style-name="P1"><text:soft-page-break/><draw:frame draw:style-name="fr1" draw:name="DikkieDik3" text:anchor-type="as-char" svg:width="6.1945in" svg:height="9.0028in" draw:z-index="2"><draw:image xlink:href="Pictures/100000000000019900000252F18E7661AF825653.png" xlink:type="simple" xlink:show="embed" xlink:actuate="onLoad" loext:mime-type="image/png"/></draw:frame></text:p>
      <text:p text:style-name="P1"><text:soft-page-break/><draw:frame draw:style-name="fr1" draw:name="DikkieDik4" text:anchor-type="as-char" svg:width="6.1945in" svg:height="9.0028in" draw:z-index="3"><draw:image xlink:href="Pictures/10000000000001990000025252A0A695C5AB9A0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Showcard Gothic" svg:font-family="'Showcard Gothic'" style:font-family-generic="decorative" style:font-pitch="variable"/>
    <style:font-face style:name="Liberation Serif" svg:font-family="'Liberation Serif'" style:font-family-generic="roman" style:font-pitch="variable"/>
    <style:font-face style:name="Rockwell Extra Bold" svg:font-family="'Rockwell Extra Bold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ourier New" fo:font-family="'Courier New'" style:font-family-generic="modern" fo:font-size="12pt" fo:language="nl" fo:country="NL" style:font-name-asian="Times New Roman" style:font-family-asian="'Times New Roman'" style:font-family-generic-asian="roman" style:font-pitch-asian="variable" style:font-size-asian="12pt" style:font-name-complex="Courier New" style:font-family-complex="'Courier New'" style:font-family-generic-complex="moder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Richel1" style:family="paragraph" style:parent-style-name="Standard">
      <style:text-properties style:font-name="Showcard Gothic" fo:font-family="'Showcard Gothic'" style:font-family-generic="decorative" style:font-pitch="variable" fo:font-size="20pt" style:text-underline-style="solid" style:text-underline-width="auto" style:text-underline-color="font-color" fo:font-weight="bold" style:font-size-asian="20pt" style:font-weight-asian="bold" style:font-name-complex="Showcard Gothic" style:font-family-complex="'Showcard Gothic'" style:font-family-generic-complex="decorative" style:font-pitch-complex="variable"/>
    </style:style>
    <style:style style:name="Richel2" style:family="paragraph" style:parent-style-name="Standard">
      <style:text-properties style:font-name="Rockwell Extra Bold" fo:font-family="'Rockwell Extra Bold'" style:font-family-generic="roman" style:font-pitch="variable" fo:font-size="16pt" style:font-size-asian="16pt" style:font-name-complex="Rockwell Extra Bold" style:font-family-complex="'Rockwell Extra Bold'" style:font-family-generic-complex="roman" style:font-pitch-complex="variable"/>
    </style:style>
    <style:style style:name="Richel3" style:family="paragraph" style:parent-style-name="Standard">
      <style:text-properties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ikkie Dik en Poes Daddy</dc:title>
    <dc:subject>Dikkie Dik en Poes Daddy</dc:subject>
    <meta:keyword>Dikkie Dik en Poes Daddy Lesmateriaal les materiaal gratis download downloaden licht lichtmening lichtmengen mengen menging substractief subtractief kleur</meta:keyword>
    <dc:description>From http://www.richelbilderbeek.nl</dc:description>
    <meta:initial-creator>Richel Bilderbeek</meta:initial-creator>
    <meta:creation-date>2008-05-17T13:05:00</meta:creation-date>
    <dc:creator>Richel Bilderbeek</dc:creator>
    <dc:date>2008-05-17T13:10:00</dc:date>
    <meta:editing-cycles>3</meta:editing-cycles>
    <meta:editing-duration>PT6M</meta:editing-duration>
    <meta:generator>LibreOffice/6.0.7.3$Linux_X86_64 LibreOffice_project/00m0$Build-3</meta:generator>
    <meta:document-statistic meta:table-count="0" meta:image-count="4" meta:object-count="0" meta:page-count="4" meta:paragraph-count="4" meta:word-count="0" meta:character-count="0" meta:non-whitespace-character-count="0"/>
  </office:meta>
</office:document-meta>
</file>